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cf106"/>
    </style:style>
    <style:style style:name="P2" style:family="paragraph" style:parent-style-name="Standard">
      <style:paragraph-properties fo:text-align="justify" style:justify-single-word="false"/>
      <style:text-properties officeooo:paragraph-rsid="001fba54"/>
    </style:style>
    <style:style style:name="P3" style:family="paragraph" style:parent-style-name="Standard">
      <style:paragraph-properties fo:text-align="justify" style:justify-single-word="false"/>
      <style:text-properties officeooo:paragraph-rsid="004b8cff"/>
    </style:style>
    <style:style style:name="P4" style:family="paragraph" style:parent-style-name="Standard">
      <style:paragraph-properties fo:text-align="justify" style:justify-single-word="false"/>
      <style:text-properties officeooo:rsid="001cbca3" officeooo:paragraph-rsid="001cbca3"/>
    </style:style>
    <style:style style:name="P5" style:family="paragraph" style:parent-style-name="Standard">
      <style:paragraph-properties fo:text-align="justify" style:justify-single-word="false"/>
      <style:text-properties officeooo:rsid="0021667a" officeooo:paragraph-rsid="0021667a"/>
    </style:style>
    <style:style style:name="P6" style:family="paragraph" style:parent-style-name="Standard">
      <style:paragraph-properties fo:text-align="justify" style:justify-single-word="false"/>
      <style:text-properties officeooo:rsid="0023ceff" officeooo:paragraph-rsid="0023ceff"/>
    </style:style>
    <style:style style:name="P7" style:family="paragraph" style:parent-style-name="Standard">
      <style:paragraph-properties fo:text-align="justify" style:justify-single-word="false"/>
      <style:text-properties officeooo:rsid="00248bed" officeooo:paragraph-rsid="00248bed"/>
    </style:style>
    <style:style style:name="P8" style:family="paragraph" style:parent-style-name="Standard">
      <style:paragraph-properties fo:text-align="justify" style:justify-single-word="false"/>
      <style:text-properties officeooo:rsid="002680ae" officeooo:paragraph-rsid="002680ae"/>
    </style:style>
    <style:style style:name="P9" style:family="paragraph" style:parent-style-name="Standard">
      <style:paragraph-properties fo:text-align="justify" style:justify-single-word="false"/>
      <style:text-properties officeooo:rsid="00287425" officeooo:paragraph-rsid="00287425"/>
    </style:style>
    <style:style style:name="P10" style:family="paragraph" style:parent-style-name="Standard">
      <style:paragraph-properties fo:text-align="justify" style:justify-single-word="false"/>
      <style:text-properties officeooo:rsid="002a4bf6" officeooo:paragraph-rsid="002a4bf6"/>
    </style:style>
    <style:style style:name="P11" style:family="paragraph" style:parent-style-name="Standard">
      <style:paragraph-properties fo:text-align="justify" style:justify-single-word="false"/>
      <style:text-properties officeooo:rsid="002ca3a3" officeooo:paragraph-rsid="002ca3a3"/>
    </style:style>
    <style:style style:name="P12" style:family="paragraph" style:parent-style-name="Standard">
      <style:paragraph-properties fo:text-align="justify" style:justify-single-word="false"/>
      <style:text-properties officeooo:rsid="002cfb65" officeooo:paragraph-rsid="002cfb65"/>
    </style:style>
    <style:style style:name="P13" style:family="paragraph" style:parent-style-name="Standard">
      <style:paragraph-properties fo:text-align="justify" style:justify-single-word="false"/>
      <style:text-properties officeooo:rsid="002e4e59" officeooo:paragraph-rsid="002e4e59"/>
    </style:style>
    <style:style style:name="P14" style:family="paragraph" style:parent-style-name="Standard">
      <style:paragraph-properties fo:text-align="justify" style:justify-single-word="false"/>
      <style:text-properties officeooo:rsid="00302e1d" officeooo:paragraph-rsid="00320c60"/>
    </style:style>
    <style:style style:name="P15" style:family="paragraph" style:parent-style-name="Standard">
      <style:paragraph-properties fo:text-align="justify" style:justify-single-word="false"/>
      <style:text-properties officeooo:rsid="00340654" officeooo:paragraph-rsid="00340654"/>
    </style:style>
    <style:style style:name="P16" style:family="paragraph" style:parent-style-name="Standard">
      <style:paragraph-properties fo:text-align="justify" style:justify-single-word="false"/>
      <style:text-properties officeooo:rsid="0035c041" officeooo:paragraph-rsid="0035c041"/>
    </style:style>
    <style:style style:name="P17" style:family="paragraph" style:parent-style-name="Standard">
      <style:paragraph-properties fo:text-align="justify" style:justify-single-word="false"/>
      <style:text-properties officeooo:rsid="0037b849" officeooo:paragraph-rsid="0037b849"/>
    </style:style>
    <style:style style:name="P18" style:family="paragraph" style:parent-style-name="Standard">
      <style:paragraph-properties fo:text-align="justify" style:justify-single-word="false"/>
      <style:text-properties officeooo:rsid="00389cc1" officeooo:paragraph-rsid="00389cc1"/>
    </style:style>
    <style:style style:name="P19" style:family="paragraph" style:parent-style-name="Standard">
      <style:paragraph-properties fo:text-align="justify" style:justify-single-word="false"/>
      <style:text-properties officeooo:rsid="003ce3f5" officeooo:paragraph-rsid="003ce3f5"/>
    </style:style>
    <style:style style:name="P20" style:family="paragraph" style:parent-style-name="Standard">
      <style:paragraph-properties fo:text-align="justify" style:justify-single-word="false"/>
      <style:text-properties officeooo:rsid="0039d717" officeooo:paragraph-rsid="0039d717"/>
    </style:style>
    <style:style style:name="P21" style:family="paragraph" style:parent-style-name="Standard">
      <style:paragraph-properties fo:text-align="justify" style:justify-single-word="false"/>
      <style:text-properties officeooo:rsid="003dbf56" officeooo:paragraph-rsid="003dbf56"/>
    </style:style>
    <style:style style:name="P22" style:family="paragraph" style:parent-style-name="Standard">
      <style:paragraph-properties fo:text-align="justify" style:justify-single-word="false"/>
      <style:text-properties officeooo:rsid="003e103c" officeooo:paragraph-rsid="003e103c"/>
    </style:style>
    <style:style style:name="P23" style:family="paragraph" style:parent-style-name="Standard">
      <style:paragraph-properties fo:text-align="justify" style:justify-single-word="false"/>
      <style:text-properties officeooo:rsid="00302e1d" officeooo:paragraph-rsid="00320c60" fo:background-color="#ff3399"/>
    </style:style>
    <style:style style:name="P24" style:family="paragraph" style:parent-style-name="Standard">
      <style:paragraph-properties fo:text-align="justify" style:justify-single-word="false"/>
      <style:text-properties officeooo:rsid="003c86d4" officeooo:paragraph-rsid="0039d717"/>
    </style:style>
    <style:style style:name="P25" style:family="paragraph" style:parent-style-name="Standard">
      <style:paragraph-properties fo:text-align="justify" style:justify-single-word="false"/>
      <style:text-properties officeooo:rsid="003fdde4" officeooo:paragraph-rsid="003fdde4"/>
    </style:style>
    <style:style style:name="P26" style:family="paragraph" style:parent-style-name="Standard">
      <style:paragraph-properties fo:text-align="justify" style:justify-single-word="false"/>
      <style:text-properties officeooo:rsid="0040f494" officeooo:paragraph-rsid="0040f494"/>
    </style:style>
    <style:style style:name="P27" style:family="paragraph" style:parent-style-name="Standard">
      <style:paragraph-properties fo:text-align="justify" style:justify-single-word="false"/>
      <style:text-properties officeooo:rsid="00425c3f" officeooo:paragraph-rsid="00425c3f"/>
    </style:style>
    <style:style style:name="P28" style:family="paragraph" style:parent-style-name="Standard">
      <style:paragraph-properties fo:text-align="justify" style:justify-single-word="false"/>
      <style:text-properties officeooo:rsid="0043afdf" officeooo:paragraph-rsid="0043afdf"/>
    </style:style>
    <style:style style:name="P29" style:family="paragraph" style:parent-style-name="Standard">
      <style:paragraph-properties fo:text-align="justify" style:justify-single-word="false"/>
      <style:text-properties officeooo:rsid="0043afdf" officeooo:paragraph-rsid="0044795e"/>
    </style:style>
    <style:style style:name="P30" style:family="paragraph" style:parent-style-name="Standard">
      <style:paragraph-properties fo:text-align="justify" style:justify-single-word="false"/>
      <style:text-properties officeooo:rsid="0044795e" officeooo:paragraph-rsid="0044795e"/>
    </style:style>
    <style:style style:name="P31" style:family="paragraph" style:parent-style-name="Standard">
      <style:paragraph-properties fo:text-align="justify" style:justify-single-word="false"/>
      <style:text-properties officeooo:rsid="0045c208" officeooo:paragraph-rsid="0045c208"/>
    </style:style>
    <style:style style:name="P32" style:family="paragraph" style:parent-style-name="Standard">
      <style:paragraph-properties fo:text-align="justify" style:justify-single-word="false"/>
      <style:text-properties officeooo:rsid="00482799" officeooo:paragraph-rsid="00482799" fo:background-color="#ff00cc"/>
    </style:style>
    <style:style style:name="P33" style:family="paragraph" style:parent-style-name="Standard">
      <style:paragraph-properties fo:text-align="justify" style:justify-single-word="false"/>
      <style:text-properties officeooo:rsid="004e545d" officeooo:paragraph-rsid="004e545d" fo:background-color="#ff00cc"/>
    </style:style>
    <style:style style:name="P34" style:family="paragraph" style:parent-style-name="Standard">
      <style:paragraph-properties fo:text-align="justify" style:justify-single-word="false"/>
      <style:text-properties officeooo:rsid="00528ead" officeooo:paragraph-rsid="00528ead" fo:background-color="#ff00cc"/>
    </style:style>
    <style:style style:name="P35" style:family="paragraph" style:parent-style-name="Standard">
      <style:paragraph-properties fo:text-align="justify" style:justify-single-word="false"/>
      <style:text-properties officeooo:rsid="004b8cff" officeooo:paragraph-rsid="004b8cff"/>
    </style:style>
    <style:style style:name="P36" style:family="paragraph" style:parent-style-name="Standard">
      <style:paragraph-properties fo:text-align="justify" style:justify-single-word="false"/>
      <style:text-properties officeooo:rsid="004be111" officeooo:paragraph-rsid="004be111"/>
    </style:style>
    <style:style style:name="P37" style:family="paragraph" style:parent-style-name="Standard">
      <style:paragraph-properties fo:text-align="justify" style:justify-single-word="false"/>
      <style:text-properties officeooo:rsid="004f614c" officeooo:paragraph-rsid="004f614c"/>
    </style:style>
    <style:style style:name="P38" style:family="paragraph" style:parent-style-name="Standard">
      <style:paragraph-properties fo:text-align="justify" style:justify-single-word="false"/>
      <style:text-properties officeooo:rsid="00511ec2" officeooo:paragraph-rsid="00511ec2"/>
    </style:style>
    <style:style style:name="P39" style:family="paragraph" style:parent-style-name="Standard">
      <style:paragraph-properties fo:text-align="justify" style:justify-single-word="false"/>
      <style:text-properties officeooo:rsid="005463b0" officeooo:paragraph-rsid="005463b0"/>
    </style:style>
    <style:style style:name="P40" style:family="paragraph" style:parent-style-name="Standard">
      <style:paragraph-properties fo:text-align="justify" style:justify-single-word="false"/>
      <style:text-properties officeooo:rsid="00547f57" officeooo:paragraph-rsid="00547f57"/>
    </style:style>
    <style:style style:name="P41" style:family="paragraph" style:parent-style-name="Standard">
      <style:paragraph-properties fo:text-align="justify" style:justify-single-word="false"/>
      <style:text-properties officeooo:rsid="005490b3" officeooo:paragraph-rsid="005490b3"/>
    </style:style>
    <style:style style:name="P42" style:family="paragraph" style:parent-style-name="Standard">
      <style:paragraph-properties fo:text-align="justify" style:justify-single-word="false"/>
      <style:text-properties officeooo:rsid="0054fedf" officeooo:paragraph-rsid="0054fedf"/>
    </style:style>
    <style:style style:name="P43" style:family="paragraph" style:parent-style-name="Standard">
      <style:paragraph-properties fo:text-align="justify" style:justify-single-word="false"/>
      <style:text-properties officeooo:rsid="005a31cd" officeooo:paragraph-rsid="005a31cd"/>
    </style:style>
    <style:style style:name="P44" style:family="paragraph" style:parent-style-name="Standard">
      <style:paragraph-properties fo:text-align="justify" style:justify-single-word="false"/>
      <style:text-properties officeooo:rsid="005b2f13" officeooo:paragraph-rsid="005b2f13"/>
    </style:style>
    <style:style style:name="P45" style:family="paragraph" style:parent-style-name="Standard">
      <style:paragraph-properties fo:text-align="justify" style:justify-single-word="false"/>
      <style:text-properties fo:color="#000000" officeooo:rsid="005b2f13" officeooo:paragraph-rsid="005b2f13"/>
    </style:style>
    <style:style style:name="P46" style:family="paragraph" style:parent-style-name="Preformatted_20_Text">
      <style:paragraph-properties fo:text-align="justify" style:justify-single-word="false"/>
      <style:text-properties fo:language="es" fo:country="ES" officeooo:rsid="0021667a" officeooo:paragraph-rsid="0021667a"/>
    </style:style>
    <style:style style:name="P47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/>
    </style:style>
    <style:style style:name="P48" style:family="paragraph" style:parent-style-name="Preformatted_20_Text">
      <style:paragraph-properties fo:text-align="start" style:justify-single-word="false" style:writing-mode="lr-tb"/>
      <style:text-properties fo:language="es" fo:country="ES"/>
    </style:style>
    <style:style style:name="P49" style:family="paragraph" style:parent-style-name="Preformatted_20_Text">
      <style:paragraph-properties fo:text-align="start" style:justify-single-word="false" style:writing-mode="lr-tb"/>
    </style:style>
    <style:style style:name="P50" style:family="paragraph" style:parent-style-name="Heading_20_1">
      <style:paragraph-properties fo:text-align="justify" style:justify-single-word="false"/>
      <style:text-properties fo:font-variant="normal" fo:text-transform="none" fo:color="#444444" style:font-name="Titillium" fo:letter-spacing="-0.026cm" fo:font-style="normal" fo:font-weight="normal" officeooo:rsid="0054fedf" officeooo:paragraph-rsid="0054fedf"/>
    </style:style>
    <style:style style:name="P51" style:family="paragraph" style:parent-style-name="Standard">
      <style:paragraph-properties fo:text-align="justify" style:justify-single-word="false"/>
      <style:text-properties fo:color="#000000" officeooo:rsid="005b2f13" officeooo:paragraph-rsid="005b2f13"/>
    </style:style>
    <style:style style:name="P52" style:family="paragraph" style:parent-style-name="Standard">
      <style:paragraph-properties fo:text-align="justify" style:justify-single-word="false"/>
      <style:text-properties fo:color="#000000" officeooo:rsid="005c6ec3" officeooo:paragraph-rsid="005c6ec3"/>
    </style:style>
    <style:style style:name="T1" style:family="text">
      <style:text-properties officeooo:rsid="001cf106"/>
    </style:style>
    <style:style style:name="T2" style:family="text">
      <style:text-properties officeooo:rsid="001fba54"/>
    </style:style>
    <style:style style:name="T3" style:family="text">
      <style:text-properties officeooo:rsid="002cfb65"/>
    </style:style>
    <style:style style:name="T4" style:family="text">
      <style:text-properties officeooo:rsid="00320c60"/>
    </style:style>
    <style:style style:name="T5" style:family="text">
      <style:text-properties officeooo:rsid="0044795e"/>
    </style:style>
    <style:style style:name="T6" style:family="text">
      <style:text-properties officeooo:rsid="004827d0"/>
    </style:style>
    <style:style style:name="T7" style:family="text">
      <style:text-properties officeooo:rsid="004b8cff"/>
    </style:style>
    <style:style style:name="T8" style:family="text">
      <style:text-properties officeooo:rsid="004e545d"/>
    </style:style>
    <style:style style:name="T9" style:family="text">
      <style:text-properties officeooo:rsid="0058d008"/>
    </style:style>
    <style:style style:name="T10" style:family="text">
      <style:text-properties fo:color="#ff3333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RA INSTALAR VITUALBOX</text:p>
      <text:p text:style-name="P4"><text:a xlink:type="simple" xlink:href="https://diariodeunalinuxera.com/2015/11/09/instalar-y-configurar-virtualbox-en-debian-8-jessie/" text:style-name="Internet_20_link" text:visited-style-name="Visited_20_Internet_20_Link">https://diariodeunalinuxera.com/2015/11/09/instalar-y-configurar-virtualbox-en-debian-8-jessie/</text:a></text:p>
      <text:p text:style-name="P4"/>
      <text:p text:style-name="P1"><text:span text:style-name="T1">luego ir a la pagina de virtualbox y descargar </text:span><text:span text:style-name="Strong_20_Emphasis">VirtualBox 5.1.14 Oracle VM VirtualBox Extension Pack</text:span></text:p>
      <text:p text:style-name="P1"/>
      <text:p text:style-name="P1"/>
      <text:p text:style-name="P2"><text:span text:style-name="Strong_20_Emphasis"><text:span text:style-name="T2">https://hipertextual.com/archivo/2014/04/comandos-basicos-terminal/</text:span></text:span></text:p>
      <text:p text:style-name="P4"/>
      <text:p text:style-name="P4"/>
      <text:p text:style-name="P6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6"/>
      <text:p text:style-name="P7">https://www.linode.com/docs/databases/mysql/how-to-install-mysql-on-centos-6</text:p>
      <text:p text:style-name="P5"/>
      <text:p text:style-name="P5"/>
      <text:p text:style-name="P5"/>
      <text:section text:style-name="Sect1" text:name="tw-target">
        <text:section text:style-name="Sect1" text:name="tw-target-text-container">
          <text:p text:style-name="P47"><text:bookmark text:name="tw-target-text"/>Desactivar o inhabilitar la aplicación de Windows Store</text:p>
        </text:section>
      </text:section>
      <text:p text:style-name="P46"><text:bookmark text:name="tw-target-text1"/>Uso del Editor de directivas de grupo</text:p>
      <text:p text:style-name="P49"/>
      <text:p text:style-name="P48">Para deshabilitar el acceso o apagar la tienda de Windows, escriba gpedit.msc en el cuadro Ejecutar y pulse Intro para abrir el Editor de directiva de grupo local. Vaya a la siguiente configuración:</text:p>
      <text:p text:style-name="P49"/>
      <text:p text:style-name="P47">Configuración de la computadora&gt; Plantillas administrativas&gt; Componentes de Windows&gt; Almacenar</text:p>
      <text:p text:style-name="P23">OPEN STACK </text:p>
      <text:p text:style-name="P14">172.16.17.1 <text:s text:c="4"/><text:span text:style-name="T4">HC</text:span></text:p>
      <text:p text:style-name="P14"><text:a xlink:type="simple" xlink:href="http://172.16.1.189/" text:style-name="Internet_20_link" text:visited-style-name="Visited_20_Internet_20_Link"><text:span text:style-name="T4">172.16.1.189</text:span></text:a><text:span text:style-name="T4"> <text:s text:c="3"/>AT</text:span></text:p>
      <text:p text:style-name="P14"/>
      <text:p text:style-name="P32">IP WSUS 172.16.10.<text:span text:style-name="T6">3</text:span>8 <text:span text:style-name="T8">y para respaldo de carpetas compartidad</text:span></text:p>
      <text:p text:style-name="P32"/>
      <text:p text:style-name="P33">//172.16.<text:span text:style-name="T9">1</text:span>0.38/infraestrtuctura</text:p>
      <text:p text:style-name="P33"/>
      <text:p text:style-name="P34"><text:a xlink:type="simple" xlink:href="http://172.16.31.167/" text:style-name="Internet_20_link" text:visited-style-name="Visited_20_Internet_20_Link">http://172.16.31.167</text:a> GYSMOBOX</text:p>
      <text:p text:style-name="P8"/>
      <text:p text:style-name="P8">logrotate</text:p>
      <text:p text:style-name="P8"><text:a xlink:type="simple" xlink:href="http://helloit.es/2012/08/rotar-archivos-de-log-con-logrotate/" text:style-name="Internet_20_link" text:visited-style-name="Visited_20_Internet_20_Link">http://helloit.es/2012/08/rotar-archivos-de-log-con-logrotate/</text:a></text:p>
      <text:p text:style-name="P8"/>
      <text:p text:style-name="P9">LAMP <text:span text:style-name="T3">PARA DEBIAN 7</text:span></text:p>
      <text:p text:style-name="P9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9"/>
      <text:p text:style-name="P12">LAMP PARA CENTOS 6</text:p>
      <text:p text:style-name="P12"><text:a xlink:type="simple" xlink:href="http://blog.xpress.com.mx/2015/09/como-instalar-linux-apache-mysql-php-lamp-en-centos-6/" text:style-name="Internet_20_link" text:visited-style-name="Visited_20_Internet_20_Link">http://blog.xpress.com.mx/2015/09/como-instalar-linux-apache-mysql-php-lamp-en-centos-6/</text:a></text:p>
      <text:p text:style-name="P12"/>
      <text:p text:style-name="P13">LAMP PARA CENTOS7</text:p>
      <text:p text:style-name="P13">http://blog.xpress.com.mx/2015/09/como-instalar-linux-apache-mysql-php-lamp-en-centos-7/</text:p>
      <text:p text:style-name="P9"/>
      <text:p text:style-name="P9"/>
      <text:p text:style-name="P10"><text:soft-page-break/>Arreglo de discos</text:p>
      <text:p text:style-name="P10"><text:a xlink:type="simple" xlink:href="https://sg.com.mx/revista/06/arreglos-discos-que-son-y-donde-utilizarlos#.WLmMUrPissU" text:style-name="Internet_20_link" text:visited-style-name="Visited_20_Internet_20_Link">https://sg.com.mx/revista/06/arreglos-discos-que-son-y-donde-utilizarlos#.WLmMUrPissU</text:a></text:p>
      <text:p text:style-name="P10"/>
      <text:p text:style-name="P11">Como crear alias</text:p>
      <text:p text:style-name="P11"><text:a xlink:type="simple" xlink:href="https://www.youtube.com/watch?v=j6D_eRA7NsI" text:style-name="Internet_20_link" text:visited-style-name="Visited_20_Internet_20_Link">https://www.youtube.com/watch?v=j6D_eRA7NsI</text:a></text:p>
      <text:p text:style-name="P11"/>
      <text:p text:style-name="P15">bash</text:p>
      <text:p text:style-name="P15"><text:a xlink:type="simple" xlink:href="http://blog.desdelinux.net/programando-en-bash-parte-1/" text:style-name="Internet_20_link" text:visited-style-name="Visited_20_Internet_20_Link">http://blog.desdelinux.net/programando-en-bash-parte-1/</text:a></text:p>
      <text:p text:style-name="P15"/>
      <text:p text:style-name="P16">instalar pgadmin</text:p>
      <text:p text:style-name="P16"><text:a xlink:type="simple" xlink:href="http://www.profesionalesdevenezuela.org.ve/Servicios/nuestro-foro/viewtopic.php?t=42" text:style-name="Internet_20_link" text:visited-style-name="Visited_20_Internet_20_Link">http://www.profesionalesdevenezuela.org.ve/Servicios/nuestro-foro/viewtopic.php?t=42</text:a></text:p>
      <text:p text:style-name="P16"/>
      <text:p text:style-name="P16"/>
      <text:p text:style-name="P17"><text:a xlink:type="simple" xlink:href="http://www.ite.educacion.es/formacion/materiales/85/cd/linux/m1/administracin_de_usuarios_y_grupos.html" text:style-name="Internet_20_link" text:visited-style-name="Visited_20_Internet_20_Link">http://www.ite.educacion.es/formacion/materiales/85/cd/linux/m1/administracin_de_usuarios_y_grupos.html</text:a></text:p>
      <text:p text:style-name="P17"/>
      <text:p text:style-name="P18"/>
      <text:p text:style-name="P18"/>
      <text:p text:style-name="P20">sed</text:p>
      <text:p text:style-name="P21">http://www.escomposlinux.org/fserrano/index_190.html</text:p>
      <text:p text:style-name="P19"><text:a xlink:type="simple" xlink:href="https://www.indaloweb.es/sed-comando-de-la-shell-de-linux/" text:style-name="Internet_20_link" text:visited-style-name="Visited_20_Internet_20_Link">https://www.indaloweb.es/sed-comando-de-la-shell-de-linux/</text:a></text:p>
      <text:p text:style-name="P22">https://www.americati.com/doc/sed/sed.html</text:p>
      <text:p text:style-name="P24"/>
      <text:p text:style-name="P25">docker</text:p>
      <text:p text:style-name="P25"><text:a xlink:type="simple" xlink:href="https://aws.amazon.com/es/docker/" text:style-name="Internet_20_link" text:visited-style-name="Visited_20_Internet_20_Link">https://aws.amazon.com/es/docker/</text:a></text:p>
      <text:p text:style-name="P25"/>
      <text:p text:style-name="P26">sublime</text:p>
      <text:p text:style-name="P26"><text:a xlink:type="simple" xlink:href="http://paototix.blogspot.com/2016/09/instalando-sublime-text-3-en-debian-8.html" text:style-name="Internet_20_link" text:visited-style-name="Visited_20_Internet_20_Link">http://paototix.blogspot.com/2016/09/instalando-sublime-text-3-en-debian-8.html</text:a></text:p>
      <text:p text:style-name="P26"/>
      <text:p text:style-name="P27">Librerias Chrome</text:p>
      <text:p text:style-name="P27"><text:a xlink:type="simple" xlink:href="http://mahernandezg.blogspot.com/2014/10/problemas-de-dependencia-entre-chrome-y.html" text:style-name="Internet_20_link" text:visited-style-name="Visited_20_Internet_20_Link">http://mahernandezg.blogspot.com/2014/10/problemas-de-dependencia-entre-chrome-y.html</text:a></text:p>
      <text:p text:style-name="P27"/>
      <text:p text:style-name="P28">Cambiar ip en servidores en debian 7 (de dhcp a estatica)</text:p>
      <text:p text:style-name="P30">https://servidordebian.org/es/jessie/config/network/static_ip</text:p>
      <text:p text:style-name="P28"/>
      <text:p text:style-name="P29">Cambiar ip en servidores en <text:span text:style-name="T5">centos</text:span> <text:span text:style-name="T5">6</text:span> (de dhcp a estatica)</text:p>
      <text:p text:style-name="P30"><text:a xlink:type="simple" xlink:href="http://arkandasos.com/noticias/cambiar-direccion-ip/" text:style-name="Internet_20_link" text:visited-style-name="Visited_20_Internet_20_Link">http://arkandasos.com/noticias/cambiar-direccion-ip/</text:a></text:p>
      <text:p text:style-name="P30"/>
      <text:p text:style-name="P31">para centos 6 y 7</text:p>
      <text:p text:style-name="P31"># Generated by dracut initrd</text:p>
      <text:p text:style-name="P31">NAME="eth0"</text:p>
      <text:p text:style-name="P31">HWADDR="52:54:00:12:34:56"</text:p>
      <text:p text:style-name="P31">ONBOOT=yes</text:p>
      <text:p text:style-name="P31">NETBOOT=yes</text:p>
      <text:p text:style-name="P31">UUID="da212705-bea6-48bd-9c6c-f4210806b108"</text:p>
      <text:p text:style-name="P31">IPV6INIT=yes</text:p>
      <text:p text:style-name="P31">BOOTPROTO=static</text:p>
      <text:p text:style-name="P31">IPADDR=172.16.11.51</text:p>
      <text:p text:style-name="P31">NETMASK=255.255.255.0</text:p>
      <text:p text:style-name="P31"><text:soft-page-break/>GATEWAY=172.16.11.254</text:p>
      <text:p text:style-name="P31">TYPE=Ethernet</text:p>
      <text:p text:style-name="P31"/>
      <text:p text:style-name="P31"/>
      <text:p text:style-name="P3"><text:span text:style-name="T7">Instalar </text:span>NativeScript CLI" junto los paquetes JDK, Node.js y Android JDK.</text:p>
      <text:p text:style-name="P3"/>
      <text:p text:style-name="P35"><text:a xlink:type="simple" xlink:href="https://translate.google.co.ve/translate?hl=es-419&amp;sl=en&amp;u=https://docs.nativescript.org/start/quick-setup&amp;prev=search" text:style-name="Internet_20_link" text:visited-style-name="Visited_20_Internet_20_Link">https://translate.google.co.ve/translate?hl=es-419&amp;sl=en&amp;u=https://docs.nativescript.org/start/quick-setup&amp;prev=search</text:a></text:p>
      <text:p text:style-name="P35"/>
      <text:p text:style-name="P35"/>
      <text:p text:style-name="P35"/>
      <text:p text:style-name="P36">node debian</text:p>
      <text:p text:style-name="P36"/>
      <text:p text:style-name="P36"><text:a xlink:type="simple" xlink:href="https://nodejs.org/es/download/package-manager/" text:style-name="Internet_20_link" text:visited-style-name="Visited_20_Internet_20_Link">https://nodejs.org/es/download/package-manager/</text:a></text:p>
      <text:p text:style-name="P36"/>
      <text:p text:style-name="P36"/>
      <text:p text:style-name="P37">usuario de github </text:p>
      <text:p text:style-name="P37">eveb1701</text:p>
      <text:p text:style-name="P37"/>
      <text:p text:style-name="P38">Link simbolico</text:p>
      <text:p text:style-name="P38"><text:a xlink:type="simple" xlink:href="https://andalinux.wordpress.com/2008/09/02/manejo-de-enlaces-simbolicos-en-linux/" text:style-name="Internet_20_link" text:visited-style-name="Visited_20_Internet_20_Link">https://andalinux.wordpress.com/2008/09/02/manejo-de-enlaces-simbolicos-en-linux/</text:a></text:p>
      <text:p text:style-name="P38"/>
      <text:p text:style-name="P39">problemas gysmo-u.p2p.dom</text:p>
      <text:p text:style-name="P39"/>
      <text:p text:style-name="P39">981 <text:s/>systemctrl status httpd</text:p>
      <text:p text:style-name="P39"><text:s text:c="2"/>982 <text:s/>systemctl status httpd</text:p>
      <text:p text:style-name="P39"><text:s text:c="2"/>983 <text:s/>systemctl restart httpd</text:p>
      <text:p text:style-name="P39"><text:s text:c="2"/>984 <text:s/>systemctl status httpd</text:p>
      <text:p text:style-name="P39"><text:s text:c="2"/>985 <text:s/>df -h</text:p>
      <text:p text:style-name="P39"><text:s text:c="2"/>986 <text:s/>cd /</text:p>
      <text:p text:style-name="P39"><text:s text:c="2"/>987 <text:s/>ls -la</text:p>
      <text:p text:style-name="P39"><text:s text:c="2"/>988 <text:s/>du -csh home</text:p>
      <text:p text:style-name="P39"><text:s text:c="2"/>989 <text:s/>du -csh tmp</text:p>
      <text:p text:style-name="P39"><text:s text:c="2"/>990 <text:s/>du -csh workdir</text:p>
      <text:p text:style-name="P39"><text:s text:c="2"/>991 <text:s/>du -csh var</text:p>
      <text:p text:style-name="P39"><text:s text:c="2"/>992 <text:s/>du -csh mnt</text:p>
      <text:p text:style-name="P39"><text:s text:c="2"/>993 <text:s/>cd mn</text:p>
      <text:p text:style-name="P39"><text:s text:c="2"/>994 <text:s/>cd mnt</text:p>
      <text:p text:style-name="P39"><text:s text:c="2"/>995 <text:s/>ls</text:p>
      <text:p text:style-name="P39"><text:s text:c="2"/>996 <text:s/>cd backups</text:p>
      <text:p text:style-name="P39"><text:s text:c="2"/>997 <text:s/>ls</text:p>
      <text:p text:style-name="P39"><text:s text:c="2"/>998 <text:s/>rm -f *</text:p>
      <text:p text:style-name="P39"><text:s text:c="2"/>999 <text:s/>rm -rf *</text:p>
      <text:p text:style-name="P39"><text:s/>1000 <text:s/>df -h</text:p>
      <text:p text:style-name="P39"><text:s/>1001 <text:s/>systemctl restart httpd</text:p>
      <text:p text:style-name="P39"><text:s/>1002 <text:s/>systemctl status httpd</text:p>
      <text:p text:style-name="P39"/>
      <text:p text:style-name="P40"><text:a xlink:type="simple" xlink:href="https://www.ibm.com/support/knowledgecenter/es/POWER7/p7hcgl/showmount.htm" text:style-name="Internet_20_link" text:visited-style-name="Visited_20_Internet_20_Link">https://www.ibm.com/support/knowledgecenter/es/POWER7/p7hcgl/showmount.htm</text:a></text:p>
      <text:p text:style-name="P40"/>
      <text:p text:style-name="P41"><text:soft-page-break/>gpo chrome</text:p>
      <text:p text:style-name="P41"/>
      <text:p text:style-name="P41"><text:a xlink:type="simple" xlink:href="http://elfosodelsarlacc.blogspot.com/2014/01/controlar-google-chrome-mediante-gpo.html" text:style-name="Internet_20_link" text:visited-style-name="Visited_20_Internet_20_Link">http://elfosodelsarlacc.blogspot.com/2014/01/controlar-google-chrome-mediante-gpo.html</text:a></text:p>
      <text:p text:style-name="P41"/>
      <text:p text:style-name="P42">dbeaver</text:p>
      <text:p text:style-name="P42"/>
      <text:p text:style-name="P42"><text:a xlink:type="simple" xlink:href="http://profesionalesdevenezuela.org.ve/Descargas/Manuales/Informatica/manuales-de-Instalacion/Manual_de%20Instalacion-DBeaver.pdf" text:style-name="Internet_20_link" text:visited-style-name="Visited_20_Internet_20_Link">http://profesionalesdevenezuela.org.ve/Descargas/Manuales/Informatica/manuales-de-Instalacion/Manual_de%20Instalacion-DBeaver.pdf</text:a></text:p>
      <text:p text:style-name="P42"/>
      <text:h text:style-name="P50" text:outline-level="1">Set DNS servers via GPO Server 2012 R2</text:h>
      <text:p text:style-name="P43"><text:a xlink:type="simple" xlink:href="https://www.wincert.net/windows-server/set-dns-servers-via-gpo-server-2012-r2/" text:style-name="Internet_20_link" text:visited-style-name="Visited_20_Internet_20_Link">https://www.wincert.net/windows-server/set-dns-servers-via-gpo-server-2012-r2/</text:a></text:p>
      <text:p text:style-name="P43"/>
      <text:p text:style-name="P43"/>
      <text:p text:style-name="P44">para copiar archivos de un servidor a otro</text:p>
      <text:p text:style-name="P44"/>
      <text:p text:style-name="P44">Crear usuarios</text:p>
      <text:p text:style-name="P44">1. entrar en mi equipo en la carpeta repositorio/infra-ti/Scripts</text:p>
      <text:p text:style-name="P44">dentro de la carpeta abrir creador_usuarios</text:p>
      <text:p text:style-name="P44"/>
      <text:p text:style-name="P44">lego hacer la copia desde la consola de mi usuario del script. El usuario que se le crea q es root y la direccion IP donde se hara la copia del archivo seguido de la ruta donde se guardara</text:p>
      <text:p text:style-name="P44"/>
      <text:p text:style-name="P44">scp <text:span text:style-name="T10">makeuserV3.sh</text:span> <text:a xlink:type="simple" xlink:href="mailto:root@172.16.11.130" text:style-name="Internet_20_link" text:visited-style-name="Visited_20_Internet_20_Link">root@172.16.11.130</text:a>:/usr/local/bin</text:p>
      <text:p text:style-name="P44"/>
      <text:p text:style-name="P44"/>
      <text:p text:style-name="P44">en la consola del servidor donde se realizo la copia ingresar en la direccion donde se hizo la misma</text:p>
      <text:p text:style-name="P44"/>
      <text:p text:style-name="P44">cd /usr/local/bin</text:p>
      <text:p text:style-name="P44">ls </text:p>
      <text:p text:style-name="P44">y ejecutar el script ./ <text:span text:style-name="T10">makeuserV3.sh</text:span></text:p>
      <text:p text:style-name="P44"/>
      <text:p text:style-name="P45">colocar nombre de usuario y de grupo(debe ser igual)</text:p>
      <text:p text:style-name="P45"/>
      <text:p text:style-name="P45">se copia la contraseña que genera ya que se borrara</text:p>
      <text:p text:style-name="P45"/>
      <text:p text:style-name="P45">luego asignar nivel de permiso, si es para telefonia <text:s/>se selecciona 1</text:p>
      <text:p text:style-name="P45"/>
      <text:p text:style-name="P45">reboot en el servidor</text:p>
      <text:p text:style-name="P45"/>
      <text:p text:style-name="P45">ingresamos de nuevo al srv, hacemos cat /etc/passwd, para validar la creacion del usuario </text:p>
      <text:p text:style-name="P45"/>
      <text:p text:style-name="P45">y por ultimo passwd root para hacer cambio de contraseña de root (se coloca la de root predeterminada)</text:p>
      <text:p text:style-name="P45"/>
      <text:p text:style-name="P45"/>
      <text:p text:style-name="P52"/>
      <text:p text:style-name="P52"/>
      <text:p text:style-name="P52"><text:soft-page-break/>SUDOERS</text:p>
      <text:p text:style-name="P52"/>
      <text:p text:style-name="P52">vi/etc/sudoers.d/usuario</text:p>
      <text:p text:style-name="P52"/>
      <text:p text:style-name="P52">usuario <text:s text:c="3"/>ALL=(ALL) <text:s text:c="6"/>NOPASSWD:ALL,<text:span text:style-name="T10"> !/usr/bin/passwd, !/bin/su</text:span></text:p>
      <text:p text:style-name="P52"/>
      <text:p text:style-name="P52">lo que esta en rojo son las limitantes</text:p>
      <text:p text:style-name="P52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elyn Blanco</meta:initial-creator>
    <meta:creation-date>2017-02-20T10:09:23.535862868</meta:creation-date>
    <dc:date>2017-08-04T10:52:42.947976171</dc:date>
    <dc:creator>Evelyn blanco</dc:creator>
    <meta:editing-duration>P54DT10H28M28S</meta:editing-duration>
    <meta:editing-cycles>45</meta:editing-cycles>
    <meta:generator>LibreOffice/4.3.3.2$Linux_X86_64 LibreOffice_project/430m0$Build-2</meta:generator>
    <meta:document-statistic meta:table-count="0" meta:image-count="0" meta:object-count="0" meta:page-count="5" meta:paragraph-count="118" meta:word-count="478" meta:character-count="4948" meta:non-whitespace-character-count="4506"/>
  </office:meta>
</office:document-meta>
</file>